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</style:style>
    <style:style style:name="T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12" style:parent-style-name="DefaultParagraphFont" style:family="text">
      <style:text-properties style:font-name="Courier" style:font-name-complex="Courier New" fo:font-size="12pt" style:font-size-asian="12pt" style:font-size-complex="12pt"/>
    </style:style>
    <style:style style:name="T13" style:parent-style-name="DefaultParagraphFont" style:family="text">
      <style:text-properties style:font-name="Courier"/>
    </style:style>
    <style:style style:name="P1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2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" style:parent-style-name="DefaultParagraphFon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P3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4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4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4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4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4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48" style:parent-style-name="Normal" style:family="paragraph">
      <style:paragraph-properties style:text-autospace="none" fo:margin-bottom="0in" fo:line-height="100%"/>
    </style:style>
    <style:style style:name="T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" style:parent-style-name="DefaultParagraphFont" style:family="text">
      <style:text-properties style:font-name="Courier New" style:font-name-complex="Courier New" fo:color="#000000" fo:font-size="12pt" style:font-size-asian="12pt" style:font-size-complex="12pt"/>
    </style:style>
    <style:style style:name="T5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5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5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5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5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6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7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7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7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7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7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7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8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8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8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8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8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8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8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8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</office:automatic-styles>
  <office:body>
    <office:text text:use-soft-page-breaks="true">
      <text:p text:style-name="P1">Current project version is<text:s/><text:span text:style-name="T2">Layer 5</text:span><text:span text:style-name="T3">:</text:span></text:p>
      <text:p text:style-name="P4">List of functions with their very brief description:</text:p>
      <text:p text:style-name="P5"><text:span text:style-name="T6">[Iout] = addZeroBoundaries(I, boundSize) – adds zero boundaries to the input image</text:span></text:p>
      <text:p text:style-name="P7"/>
      <text:p text:style-name="P8"><text:span text:style-name="T9">[p] =</text:span><text:span text:style-name="T10"><text:s/>belongTo3Cluster(x, mu, Sigma)</text:span><text:span text:style-name="T11"><text:s/></text:span><text:span text:style-name="T12">-<text:s/></text:span><text:span text:style-name="T13">the function returns the probability that element belongs to 3-layer co-occurrence</text:span></text:p>
      <text:p text:style-name="P14"/>
      <text:p text:style-name="P15">[clusterX, clusterY] = compute2derivatives(elementNumber, nClusters) – computes x and y indexes of the given second layer element</text:p>
      <text:p text:style-name="P16"/>
      <text:p text:style-name="P17"><text:span text:style-name="T18">[cluste</text:span><text:span text:style-name="T19">rNumber] = compute2elementIndex(clusterX, clusterY, nClusters)</text:span></text:p>
      <text:p text:style-name="P20"/>
      <text:p text:style-name="P21">[out] = drawCluster(mu, Sigma) – draws claster at the given position</text:p>
      <text:p text:style-name="P22"/>
      <text:p text:style-name="P23">[clusterCenters, outClusterSize] = defineCluster1Centers(nClusters, thresh) – define centres if the first layer clusters (according to pre-defined weights)</text:p>
      <text:p text:style-name="P24"/>
      <text:p text:style-name="P25">clusterX = define1Cluster(dX, nClusters, thresh) – defines cluster given dX value</text:p>
      <text:p text:style-name="P26"/>
      <text:p text:style-name="P27"><text:span text:style-name="T28">computeStatistics3Layer – main function<text:s/></text:span><text:span text:style-name="T29"></text:span></text:p>
      <text:p text:style-name="P30"/>
      <text:p text:style-name="P31">computeClusters3Layer – computes the most frequent co-occurrences based on collected statistics</text:p>
      <text:p text:style-name="P32"/>
      <text:p text:style-name="P33">computeTriplesBest – computes triples</text:p>
      <text:p text:style-name="P34"/>
      <text:p text:style-name="P35">visualizeClusters – shows clusters as Gaussians (calls drawCluster)</text:p>
      <text:p text:style-name="P36"/>
      <text:p text:style-name="P37">preProcessTripleStatistics – compute number of occurrences of each triple in the statistics (frequency of each triple)</text:p>
      <text:p text:style-name="P38"/>
      <text:p text:style-name="P39">cell_filelist =<text:s/>load_filelist(image_dir) – loads a file list</text:p>
      <text:p text:style-name="P40"/>
      <text:p text:style-name="P41">[output] = lineDiscretizationY(fx, strlen, nClusters<text:s/></text:p>
      <text:p text:style-name="P42"/>
      <text:p text:style-name="P43"><text:span text:style-name="T44">[output] = lineDiscretization(fx, strlen, nClusters, clusterCenters, clusterSize, thresh)</text:span></text:p>
      <text:p text:style-name="P45"/>
      <text:p text:style-name="P46">histogramOfParts – builds HoP descriptors</text:p>
      <text:p text:style-name="P47"/>
      <text:p text:style-name="P48"><text:span text:style-name="T49">extractNeighbours(el)</text:span><text:span text:style-name="T50"><text:s/></text:span><text:span text:style-name="T51">-<text:s/></text:span><text:span text:style-name="T52">this is the function to extract a list of nearest elements (might be useful for computation of HOP)</text:span></text:p>
      <text:p text:style-name="P53"/>
      <text:p text:style-name="P54"><text:span text:style-name="T55">[mu, Sigma] = estimate3DGaussian(slice)</text:span><text:span text:style-name="T56"><text:s/>– builds a parametric model of the data in the given slice.</text:span></text:p>
      <text:p text:style-name="P57"/>
      <text:p text:style-name="P58">elementVisualizer – visualizes the learned 3 layer<text:s/>elements (sequentially).</text:p>
      <text:p text:style-name="P59"/>
      <text:p text:style-name="P60">[outImage, outMask] = trimImage(inImage, mask) – trims image and mask according to the object boundaries</text:p>
      <text:p text:style-name="P61"/>
      <text:soft-page-break/>
      <text:p text:style-name="P62">SVM_oneLeaveOut – performs categorization with one-leave-out cross validation</text:p>
      <text:p text:style-name="P63"/>
      <text:p text:style-name="P64">SVM_classification – performs classification<text:s/>taking part of the data as a training set</text:p>
      <text:p text:style-name="P65"/>
      <text:p text:style-name="P66">[out] = surfaceVisualizer(fieldSize, positions, elements, nClusters, thresh, depthStep) – visualizes any pre-defined surface.</text:p>
      <text:p text:style-name="P67"/>
      <text:p text:style-name="P68">scatterplot – scatterplot of the distribution</text:p>
      <text:p text:style-name="P69"/>
      <text:p text:style-name="P70">[C, G, accuracy] =<text:s/>RadialCrossValidation(X, y, fold) – cross validation for the SVM.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vk201</meta:initial-creator>
    <dc:creator>vvk201</dc:creator>
    <meta:creation-date>2013-11-06T15:36:00Z</meta:creation-date>
    <dc:date>2013-11-06T15:36:00Z</dc:date>
    <meta:template xlink:href="Normal" xlink:type="simple"/>
    <meta:editing-cycles>3</meta:editing-cycles>
    <meta:editing-duration>PT60S</meta:editing-duration>
    <meta:document-statistic meta:page-count="2" meta:paragraph-count="4" meta:word-count="340" meta:character-count="2277" meta:row-count="16" meta:non-whitespace-character-count="1941"/>
  </office:meta>
</office:document-meta>
</file>